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 table:formula="of:=[.J2] + [.O2] + [.V2] + [.AA2]" office:value-type="float" office:value="0">
            <text:p>0.00000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9" table:formula="of:=VLOOKUP([.AD2]; [.$AJ$2:.$AK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 table:formula="of:=[.J3] + [.O3] + [.V3] + [.AA3]" office:value-type="float" office:value="0">
            <text:p>0.000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9" table:formula="of:=VLOOKUP([.AD3]; [.$AJ$2:.$AK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4] + [.O4] + [.V4] + [.AA4]" office:value-type="float" office:value="0">
            <text:p>0.00000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9" table:formula="of:=VLOOKUP([.AD4]; [.$AJ$2:.$AK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 table:formula="of:=[.J5] + [.O5] + [.V5] + [.AA5]" office:value-type="float" office:value="0">
            <text:p>0.0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9" table:formula="of:=VLOOKUP([.AD5]; [.$AJ$2:.$AK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 table:formula="of:=[.J6] + [.O6] + [.V6] + [.AA6]" office:value-type="float" office:value="0">
            <text:p>0.000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9" table:formula="of:=VLOOKUP([.AD6]; [.$AJ$2:.$AK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 table:formula="of:=[.J7] + [.O7] + [.V7] + [.AA7]" office:value-type="float" office:value="0">
            <text:p>0.00000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9" table:formula="of:=VLOOKUP([.AD7]; [.$AJ$2:.$AK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9] + [.O9] + [.V9] + [.AA9]" office:value-type="float" office:value="0">
            <text:p>0.00000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9" table:formula="of:=VLOOKUP([.AD9]; [.$AJ$2:.$AK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10] + [.O10] + [.V10] + [.AA10]" office:value-type="float" office:value="0">
            <text:p>0.0000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9" table:formula="of:=VLOOKUP([.AD10]; [.$AJ$2:.$AK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11] + [.O11] + [.V11] + [.AA11]" office:value-type="float" office:value="0">
            <text:p>0.00000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9" table:formula="of:=VLOOKUP([.AD11]; [.$AJ$2:.$AK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12] + [.O12] + [.V12] + [.AA12]" office:value-type="float" office:value="0">
            <text:p>0.000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9" table:formula="of:=VLOOKUP([.AD12]; [.$AJ$2:.$AK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13] + [.O13] + [.V13] + [.AA13]" office:value-type="float" office:value="0">
            <text:p>0.000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9" table:formula="of:=VLOOKUP([.AD13]; [.$AJ$2:.$AK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F</text:p>
          </table:table-cell>
          <table:table-cell table:style-name="ce5"/>
          <table:table-cell table:style-name="ce9"/>
          <table:table-cell/>
          <table:table-cell table:style-name="ce16" table:formula="of:=[.J14] + [.O14] + [.V14] + [.AA14]" office:value-type="float" office:value="0">
            <text:p>0.00000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9" table:formula="of:=VLOOKUP([.AD14]; [.$AJ$2:.$AK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15] + [.O15] + [.V15] + [.AA15]" office:value-type="float" office:value="0">
            <text:p>0.000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9" table:formula="of:=VLOOKUP([.AD15]; [.$AJ$2:.$AK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16] + [.O16] + [.V16] + [.AA16]" office:value-type="float" office:value="0">
            <text:p>0.00000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9" table:formula="of:=VLOOKUP([.AD16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 table:formula="of:=[.J17] + [.O17] + [.V17] + [.AA17]" office:value-type="float" office:value="0">
            <text:p>0.000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9" table:formula="of:=VLOOKUP([.AD17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18] + [.O18] + [.V18] + [.AA18]" office:value-type="float" office:value="0">
            <text:p>0.00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9" table:formula="of:=VLOOKUP([.AD18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B-</text:p>
          </table:table-cell>
          <table:table-cell table:style-name="ce5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/>
          <table:table-cell table:style-name="ce9"/>
          <table:table-cell/>
          <table:table-cell table:style-name="ce16" table:formula="of:=[.J20] + [.O20] + [.V20] + [.AA20]" office:value-type="float" office:value="0">
            <text:p>0.00000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>
            <text:p>F</text:p>
          </table:table-cell>
          <table:table-cell table:style-name="ce19" table:formula="of:=VLOOKUP([.AD20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office:value-type="string">
            <text:p>B</text:p>
          </table:table-cell>
          <table:table-cell table:style-name="ce5"/>
          <table:table-cell table:style-name="ce9"/>
          <table:table-cell/>
          <table:table-cell table:style-name="ce16" table:formula="of:=[.J21] + [.O21] + [.V21] + [.AA21]" office:value-type="float" office:value="0">
            <text:p>0.00000</text:p>
          </table:table-cell>
          <table:table-cell table:style-name="ce17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>
            <text:p>F</text:p>
          </table:table-cell>
          <table:table-cell table:style-name="ce19" table:formula="of:=VLOOKUP([.AD21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7"/>
          <table:table-cell table:style-name="ce17" table:formula="of:=AVERAGE([.AC2:.AC18])" office:value-type="float" office:value="0">
            <text:p>0</text:p>
          </table:table-cell>
          <table:table-cell table:style-name="ce14"/>
          <table:table-cell table:style-name="ce17" table:formula="of:=AVERAGE([.AE2:.AE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style-name="ce5" table:formula="of:=AVERAGE([.M2:.M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 table:number-columns-repeated="1009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1T17:32:15</dc:date>
    <dc:creator>Gregory Kapfhammer</dc:creator>
    <meta:editing-duration>P26DT8H50M25S</meta:editing-duration>
    <meta:editing-cycles>24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88" meta:object-count="0"/>
  </office:meta>
</office:document-meta>
</file>